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proxima-nova" svg:font-family="proxima-nova,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7d8a1" officeooo:paragraph-rsid="0007d8a1"/>
    </style:style>
    <style:style style:name="P2" style:family="paragraph" style:parent-style-name="Standard">
      <style:text-properties officeooo:rsid="0007d8a1" officeooo:paragraph-rsid="0009de84"/>
    </style:style>
    <style:style style:name="P3" style:family="paragraph" style:parent-style-name="Standard">
      <style:text-properties officeooo:paragraph-rsid="0007d8a1"/>
    </style:style>
    <style:style style:name="P4" style:family="paragraph" style:parent-style-name="Standard">
      <style:text-properties officeooo:rsid="0009346f" officeooo:paragraph-rsid="0009346f"/>
    </style:style>
    <style:style style:name="P5" style:family="paragraph" style:parent-style-name="Standard">
      <style:text-properties officeooo:rsid="0009346f" officeooo:paragraph-rsid="0009de84"/>
    </style:style>
    <style:style style:name="P6" style:family="paragraph" style:parent-style-name="Standard">
      <style:text-properties officeooo:paragraph-rsid="0009de84"/>
    </style:style>
    <style:style style:name="P7" style:family="paragraph" style:parent-style-name="Text_20_body" style:list-style-name="L1"/>
    <style:style style:name="P8" style:family="paragraph" style:parent-style-name="Text_20_body">
      <style:text-properties officeooo:rsid="0009346f" officeooo:paragraph-rsid="0009de84"/>
    </style:style>
    <style:style style:name="P9" style:family="paragraph" style:parent-style-name="Text_20_body" style:list-style-name="L1">
      <style:paragraph-properties fo:margin-top="0in" fo:margin-bottom="0in" style:contextual-spacing="false"/>
    </style:style>
    <style:style style:name="P10" style:family="paragraph" style:parent-style-name="Text_20_body">
      <style:paragraph-properties fo:margin-left="0.9846in" fo:margin-right="0in" fo:text-indent="0in" style:auto-text-indent="false"/>
    </style:style>
    <style:style style:name="P11" style:family="paragraph" style:parent-style-name="Text_20_body" style:list-style-name="L2">
      <style:paragraph-properties fo:margin-left="0.9846in" fo:margin-right="0in" fo:text-indent="0in" style:auto-text-indent="false"/>
    </style:style>
    <style:style style:name="P12" style:family="paragraph" style:parent-style-name="Text_20_body" style:list-style-name="L3">
      <style:paragraph-properties fo:margin-left="0.9846in" fo:margin-right="0in" fo:text-indent="0in" style:auto-text-indent="false"/>
    </style:style>
    <style:style style:name="P13" style:family="paragraph" style:parent-style-name="Heading_20_1">
      <style:text-properties fo:font-variant="normal" fo:text-transform="none" fo:color="#121212" style:font-name="proxima-nova" fo:letter-spacing="normal" fo:font-style="normal" fo:font-weight="bold"/>
    </style:style>
    <style:style style:name="T1" style:family="text">
      <style:text-properties officeooo:rsid="0007d8a1"/>
    </style:style>
    <style:style style:name="T2" style:family="text">
      <style:text-properties officeooo:rsid="0009346f"/>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text:span text:style-name="T1">Lekcija </text:span>7. Setting Up Your Full Development Environment</text:h>
      <text:p text:style-name="Standard"/>
      <text:p text:style-name="P8">Prvi problemi. Alex kaže trebaće vam 20-tak minuta, a ja sam potrošio skoro 2 sata. Možde je to i zbog toga što Alex nema uputstvo za Ubuntu ( samo za MAC i Windows ).</text:p>
      <text:p text:style-name="Text_20_body">Dakle o čemu se radi.</text:p>
      <text:p text:style-name="Text_20_body">U ovoj lekciji se priprema virtuelno razvojno okruženje za Laravel. Ono se sastoji od instalacije VirtualBox-a, Vagrant-a i Homestad-a.</text:p>
      <text:p text:style-name="Text_20_body">VirtualBox je platforma za virtuelizaciju koja omogućava da se na vašem računaru “podignu” virtuelne mašine. Na taj način je moguće da vaš računar ima više virtuelnih mašina na kojima se “vrte” različiti operativni sistemi. Recima ako imate Windows računar u VirtualBox-u možete da “podignete” Linux i sl.</text:p>
      <text:p text:style-name="Text_20_body">U našem slučaju VirtualBox će da posluži da u njemu “podignemo” Homestaed server.</text:p>
      <text:p text:style-name="Text_20_body">Vagrant je softver koji služi za kreiranje i konfigurisanje razvojnih okruženja. Pomoću njega ćemo unutar VirtualBox-a instalirati Homestead razvojno okruženje.</text:p>
      <text:p text:style-name="Text_20_body">Laravel Homestead je razvojno okruženje koje uključuje PHP 7.0, MySQL, Postgres, Redis, Memcached, Node, kao i sve druge stvari potrebne za razvoj Laravel aplikacija. Homestead uključuje i svoj web server.</text:p>
      <text:p text:style-name="Text_20_body">Alex tokom lekcije daje detaljno uputstvo kako sve svaka od gore navedenih komponenti instalira I konfiguriše. Ja to neću ovdje ponavljati.</text:p>
      <text:p text:style-name="Text_20_body">Pri instalaciji i konfiguraciji gornjeg softvera naišao sam na sledeće probleme:</text:p>
      <text:list xml:id="list9125919888396020820" text:style-name="L1">
        <text:list-item>
          <text:p text:style-name="P9">Moj BIOS nije dozvoljavao virtuelizaciju pa sam morao da radim setup BIOS-a.</text:p>
        </text:list-item>
        <text:list-item>
          <text:p text:style-name="P9">Editovanje hosts fajla : trebalo je naći način da se ovaj zaštićeni fajl edituje na mom Ubuntu računaru. Alex daje uputsvo za MAC i Windiws.</text:p>
        </text:list-item>
        <text:list-item>
          <text:p text:style-name="P7">Konfigurisanje u homestead.yaml fajlu. Tu sam malo griješio pri unosu sites parametra. Treba precizno navesti folders i sites parametre:</text:p>
        </text:list-item>
      </text:list>
      <text:p text:style-name="P10">folders:</text:p>
      <text:list xml:id="list5588029387698899458" text:style-name="L2">
        <text:list-item>
          <text:p text:style-name="P11">map: ~/Code</text:p>
        </text:list-item>
      </text:list>
      <text:p text:style-name="P10"><text:tab/>to: /home/vagrant/Code</text:p>
      <text:p text:style-name="P10">sites:</text:p>
      <text:list xml:id="list561307770053556651" text:style-name="L3">
        <text:list-item>
          <text:p text:style-name="P12">map: fitl-app-basic.local</text:p>
        </text:list-item>
      </text:list>
      <text:p text:style-name="P10"><text:tab/>to: /home/vagrant/Code/fitl-app-basic</text:p>
      <text:p text:style-name="Text_20_body">Nakon malo muke sve je na kraju proradilo.</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proxima-nova" svg:font-family="proxima-nova, 'Helvetica Neue', Helvetica, Arial,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5T09:08:11.263276601</meta:creation-date>
    <dc:date>2016-02-15T09:42:50.940971096</dc:date>
    <meta:editing-duration>PT19M8S</meta:editing-duration>
    <meta:editing-cycles>2</meta:editing-cycles>
    <meta:generator>LibreOffice/4.2.8.2$Linux_X86_64 LibreOffice_project/420m0$Build-2</meta:generator>
    <meta:document-statistic meta:table-count="0" meta:image-count="0" meta:object-count="0" meta:page-count="1" meta:paragraph-count="20" meta:word-count="287" meta:character-count="1861" meta:non-whitespace-character-count="1597"/>
  </office:meta>
</office:document-meta>
</file>